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dd3" officeooo:paragraph-rsid="00142dd3"/>
    </style:style>
    <style:style style:name="P2" style:family="paragraph" style:parent-style-name="Standard">
      <style:text-properties officeooo:rsid="001626df" officeooo:paragraph-rsid="001626df"/>
    </style:style>
    <style:style style:name="P3" style:family="paragraph" style:parent-style-name="Standard">
      <style:text-properties officeooo:rsid="0018204d" officeooo:paragraph-rsid="0018204d"/>
    </style:style>
    <style:style style:name="P4" style:family="paragraph" style:parent-style-name="Standard">
      <style:text-properties officeooo:rsid="0019449b" officeooo:paragraph-rsid="0019449b"/>
    </style:style>
    <style:style style:name="P5" style:family="paragraph" style:parent-style-name="Standard">
      <style:text-properties officeooo:rsid="001626df" officeooo:paragraph-rsid="001626df"/>
    </style:style>
    <style:style style:name="P6" style:family="paragraph" style:parent-style-name="Standard">
      <style:text-properties officeooo:rsid="00142dd3" officeooo:paragraph-rsid="00142dd3"/>
    </style:style>
    <style:style style:name="P7" style:family="paragraph" style:parent-style-name="Standard">
      <style:text-properties officeooo:rsid="001c0753" officeooo:paragraph-rsid="001c0753"/>
    </style:style>
    <style:style style:name="P8" style:family="paragraph" style:parent-style-name="Standard">
      <style:text-properties officeooo:rsid="001b209a" officeooo:paragraph-rsid="001b209a"/>
    </style:style>
    <style:style style:name="T1" style:family="text">
      <style:text-properties officeooo:rsid="001626df"/>
    </style:style>
    <style:style style:name="T2" style:family="text">
      <style:text-properties officeooo:rsid="0018204d"/>
    </style:style>
    <style:style style:name="T3" style:family="text">
      <style:text-properties officeooo:rsid="0019449b"/>
    </style:style>
    <style:style style:name="T4" style:family="text">
      <style:text-properties officeooo:rsid="001c0753"/>
    </style:style>
    <style:style style:name="T5" style:family="text">
      <style:text-properties officeooo:rsid="001ccf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ursos de formación</text:p>
      <text:p text:style-name="P1"/>
      <text:p text:style-name="P1">curso(cod-cur, nombre, horas, coste, descripción)</text:p>
      <text:p text:style-name="P1">cp(cod-cur)</text:p>
      <text:p text:style-name="P1"/>
      <text:p text:style-name="P1">prerrequisito(obligat, codigo, <text:span text:style-name="T4">cod_curso_requisito</text:span>)</text:p>
      <text:p text:style-name="P1">cp(codigo, <text:span text:style-name="T4">cod_curso_requisito</text:span>)</text:p>
      <text:p text:style-name="P1">caj(codigo)→ curso(cod-cur)</text:p>
      <text:p text:style-name="P7">caj(cod_curso_requisito)→ </text:p>
      <text:p text:style-name="P1"/>
      <text:p text:style-name="P1">edición(fe_ini, fe_fin, lugar, horario, <text:span text:style-name="T1">cod-cur, </text:span><text:span text:style-name="T2">codigo</text:span>)</text:p>
      <text:p text:style-name="P1">cp(fe_ini, <text:span text:style-name="T1">cod-cur</text:span>)</text:p>
      <text:p text:style-name="P2">caj(fe_ini)→ curso(cod-cur)</text:p>
      <text:p text:style-name="P3">caj(codigo)→ docente(cod-em)</text:p>
      <text:p text:style-name="P1"/>
      <text:p text:style-name="P1">empleados(nif, sexo, cod_em, firma, nombre, apellidos, fe_nac, telefono, dirección{ciudad, calle, c-p}, salario)</text:p>
      <text:p text:style-name="P8">cp(cod-em)</text:p>
      <text:p text:style-name="P7">calt(nif)</text:p>
      <text:p text:style-name="P1"/>
      <text:p text:style-name="P2">alumno(cod-em)</text:p>
      <text:p text:style-name="P2">cp(cod_em)</text:p>
      <text:p text:style-name="P2">caj(cod-em)→ empleados(cod-em)</text:p>
      <text:p text:style-name="P2"/>
      <text:p text:style-name="P2">docente(cod-em)</text:p>
      <text:p text:style-name="P2">cp(cod-em)</text:p>
      <text:p text:style-name="P2">caj(cod-em)→ empleados(cod-em)</text:p>
      <text:p text:style-name="P2"/>
      <text:p text:style-name="P2">recibe(cod-em, fe_ini, <text:span text:style-name="T5">cod_cur</text:span>)</text:p>
      <text:p text:style-name="P2">cp(cod-em, fe_ini, <text:span text:style-name="T5">cod-cur</text:span>)</text:p>
      <text:p text:style-name="P2">caj(fe_ini)→ edición(fe_ini)</text:p>
      <text:p text:style-name="P2">caj(cod-em)→ alumno(cod-em)</text:p>
      <text:p text:style-name="P2"/>
      <text:p text:style-name="P4">1. Un alumno no puede ser docente</text:p>
      <text:p text:style-name="P4">2. un docente no puede ser alumno</text:p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08:09:05.949703035</meta:creation-date>
    <dc:date>2022-11-16T10:08:38.457720558</dc:date>
    <meta:editing-duration>PT28M18S</meta:editing-duration>
    <meta:editing-cycles>5</meta:editing-cycles>
    <meta:generator>LibreOffice/6.4.2.2$Linux_X86_64 LibreOffice_project/40$Build-2</meta:generator>
    <meta:document-statistic meta:table-count="0" meta:image-count="0" meta:object-count="0" meta:page-count="1" meta:paragraph-count="26" meta:word-count="75" meta:character-count="763" meta:non-whitespace-character-count="713"/>
  </office:meta>
</office:document-meta>
</file>